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"/>
    <style:font-face style:name="Mangal1" svg:font-family="Mangal"/>
    <style:font-face style:name="MuseoSlab500" svg:font-family="MuseoSlab500"/>
    <style:font-face style:name="Open Sans" svg:font-family="'Open Sans'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3" style:family="paragraph" style:parent-style-name="Text_20_body" style:list-style-name="L1">
      <style:paragraph-properties fo:margin-left="0.926cm" fo:margin-right="0cm" fo:margin-top="0cm" fo:margin-bottom="0.397cm" fo:line-height="150%" fo:orphans="2" fo:widows="2" fo:text-indent="0cm" style:auto-text-indent="false" fo:padding="0cm" fo:border="none"/>
      <style:text-properties style:font-name="Georgia" fo:font-size="11.25pt"/>
    </style:style>
    <style:style style:name="T1" style:family="text">
      <style:text-properties fo:font-variant="normal" fo:text-transform="none" fo:color="#333333" style:font-name="Georgia" fo:font-size="11.25pt" fo:letter-spacing="normal" fo:font-style="normal" fo:font-weight="normal"/>
    </style:style>
    <style:style style:name="T2" style:family="text">
      <style:text-properties style:font-name="Georgia" fo:font-size="11.25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TRATAÇÃO</text:p>
      <text:p text:style-name="P1"/>
      <text:p text:style-name="P1">Caros senhores, Eu, Wailton Duarte, pelo presente, venho a público RETRATAR-ME de todo e qualquer tipo de ofensas proferidas por mim, contra todos os que estavam presentes na ocasião da inauguração dos postos de identificação civil da prefeitura municipal da cidade de Ji-Paraná, em 04.11.2016, ao tecer comentários acerca do uso do símbolo da nossa honrosa Polícia Civil de Rondônia, por pessoa não policial.</text:p>
      <text:p text:style-name="P1"/>
      <text:p text:style-name="P1">Os comentários foram postados no grupo de rede social “Amigos da Identificação”, sem pesquisa prévia ao ordenamento jurídico vigente, e, em especial à LC 76/1993, o que causou uma situação negativa quanto à imagem de todos os presentes, reconhecendo não serem verdadeiras as afirmações feitas através do meu comentário.</text:p>
      <text:p text:style-name="P1"/>
      <text:p text:style-name="P1">Nesse contexto, peço as mais sinceras desculpas pelos transtornos causados, servindo a presente Nota de Retratação Pública para restabelecer a verdade da idoneidade dos ofendidos, comprometendo-me a ser mais cuidadoso no futuro, para evitar tais erros.</text:p>
      <text:p text:style-name="P1"/>
      <text:p text:style-name="P1">PVH, 11.11.2016</text:p>
      <text:p text:style-name="P1"/>
      <text:p text:style-name="P1">Wailton Duar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"/>
    <style:font-face style:name="Mangal1" svg:font-family="Mangal"/>
    <style:font-face style:name="MuseoSlab500" svg:font-family="MuseoSlab500"/>
    <style:font-face style:name="Open Sans" svg:font-family="'Open Sans'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ailton Duarte</meta:initial-creator>
    <meta:creation-date>2016-11-11T15:29:49.32</meta:creation-date>
    <meta:document-statistic meta:table-count="0" meta:image-count="0" meta:object-count="0" meta:page-count="1" meta:paragraph-count="6" meta:word-count="154" meta:character-count="1019"/>
    <dc:date>2016-11-11T15:59:46.39</dc:date>
    <dc:creator>Wailton Duarte</dc:creator>
    <meta:editing-duration>PT13M26S</meta:editing-duration>
    <meta:editing-cycles>1</meta:editing-cycles>
    <meta:generator>OpenOffice/4.1.2$Win32 OpenOffice.org_project/412m3$Build-9782</meta:generator>
  </office:meta>
</office:document-meta>
</file>